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152a6" officeooo:paragraph-rsid="000152a6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t IRC simp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09:51:39.291440846</meta:creation-date>
    <dc:date>2016-08-24T12:46:32.440618534</dc:date>
    <meta:editing-duration>PT2H44M55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" meta:word-count="3" meta:character-count="14" meta:non-whitespace-character-count="12"/>
  </office:meta>
</office:document-meta>
</file>